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7a9ac" draw:opacity="100%" draw:textarea-horizontal-align="justify" draw:textarea-vertical-align="middle" draw:auto-grow-height="false" fo:min-height="5.211cm" fo:min-width="24.138cm"/>
    </style:style>
    <style:style style:name="gr2" style:family="graphic" style:parent-style-name="standard">
      <style:graphic-properties draw:fill-color="#a7a9ac" draw:opacity="100%" draw:textarea-horizontal-align="justify" draw:textarea-vertical-align="middle" draw:auto-grow-height="false" fo:min-height="1.644cm" fo:min-width="24.138cm"/>
    </style:style>
    <style:style style:name="gr3" style:family="graphic" style:parent-style-name="standard">
      <style:graphic-properties svg:stroke-opacity="100%" draw:fill-color="#a7a9ac" draw:opacity="100%" draw:textarea-horizontal-align="justify" draw:textarea-vertical-align="middle" draw:auto-grow-height="false" fo:min-height="2.671cm" fo:min-width="24.138cm"/>
    </style:style>
    <style:style style:name="gr4" style:family="graphic" style:parent-style-name="standard">
      <style:graphic-properties draw:fill-color="#dcddde" draw:opacity="30%" draw:opacity-name="" draw:textarea-horizontal-align="justify" draw:textarea-vertical-align="middle" draw:auto-grow-height="false" fo:min-height="11.734cm" fo:min-width="5.85cm"/>
    </style:style>
    <style:style style:name="gr5" style:family="graphic" style:parent-style-name="standard">
      <style:graphic-properties draw:fill-color="#f7a3d5" draw:opacity="99%" draw:textarea-horizontal-align="justify" draw:textarea-vertical-align="middle" draw:auto-grow-height="false" fo:min-height="0.748cm" fo:min-width="2.044cm"/>
    </style:style>
    <style:style style:name="gr6" style:family="graphic" style:parent-style-name="standard">
      <style:graphic-properties draw:fill-color="#ed6924" draw:opacity="99%" draw:textarea-horizontal-align="justify" draw:textarea-vertical-align="middle" draw:auto-grow-height="false" fo:min-height="0.749cm" fo:min-width="2.045cm"/>
    </style:style>
    <style:style style:name="gr7" style:family="graphic" style:parent-style-name="standard">
      <style:graphic-properties draw:fill-color="#71d6e0" draw:opacity="99%" draw:textarea-horizontal-align="justify" draw:textarea-vertical-align="middle" draw:auto-grow-height="false" fo:min-height="0.748cm" fo:min-width="2.044cm"/>
    </style:style>
    <style:style style:name="gr8" style:family="graphic" style:parent-style-name="standard">
      <style:graphic-properties draw:fill-color="#00b2e2" draw:opacity="99%" draw:textarea-horizontal-align="justify" draw:textarea-vertical-align="middle" draw:auto-grow-height="false" fo:min-height="0.748cm" fo:min-width="2.044cm"/>
    </style:style>
    <style:style style:name="gr9" style:family="graphic" style:parent-style-name="standard">
      <style:graphic-properties draw:fill-color="#ffef8d" draw:opacity="99%" draw:textarea-horizontal-align="justify" draw:textarea-vertical-align="middle" draw:auto-grow-height="false" fo:min-height="0.748cm" fo:min-width="2.044cm"/>
    </style:style>
    <style:style style:name="gr10" style:family="graphic" style:parent-style-name="standard">
      <style:graphic-properties draw:fill-color="#fd9a2b" draw:opacity="99%" draw:textarea-horizontal-align="justify" draw:textarea-vertical-align="middle" draw:auto-grow-height="false" fo:min-height="0.748cm" fo:min-width="2.044cm"/>
    </style:style>
    <style:style style:name="gr11" style:family="graphic" style:parent-style-name="standard">
      <style:graphic-properties draw:fill-color="#a7a9ac" draw:opacity="99%" draw:textarea-horizontal-align="justify" draw:textarea-vertical-align="middle" draw:auto-grow-height="false" fo:min-height="0.748cm" fo:min-width="2.044cm"/>
    </style:style>
    <style:style style:name="gr12" style:family="graphic" style:parent-style-name="standard">
      <style:graphic-properties draw:fill-color="#a0ff5f" draw:opacity="99%" draw:textarea-horizontal-align="justify" draw:textarea-vertical-align="middle" draw:auto-grow-height="false" fo:min-height="0.748cm" fo:min-width="2.044cm"/>
    </style:style>
    <style:style style:name="gr13" style:family="graphic" style:parent-style-name="standard">
      <style:graphic-properties draw:fill-color="#f7a3d5" draw:textarea-horizontal-align="justify" draw:textarea-vertical-align="middle" draw:auto-grow-height="false" fo:min-height="0.748cm" fo:min-width="2.044cm"/>
    </style:style>
    <style:style style:name="gr14" style:family="graphic" style:parent-style-name="standard">
      <style:graphic-properties draw:fill-color="#ed6924" draw:textarea-horizontal-align="justify" draw:textarea-vertical-align="middle" draw:auto-grow-height="false" fo:min-height="0.749cm" fo:min-width="2.045cm"/>
    </style:style>
    <style:style style:name="gr15" style:family="graphic" style:parent-style-name="standard">
      <style:graphic-properties draw:fill-color="#71d6e0" draw:textarea-horizontal-align="justify" draw:textarea-vertical-align="middle" draw:auto-grow-height="false" fo:min-height="0.748cm" fo:min-width="2.044cm"/>
    </style:style>
    <style:style style:name="gr16" style:family="graphic" style:parent-style-name="standard">
      <style:graphic-properties draw:fill-color="#00b2e2" draw:textarea-horizontal-align="justify" draw:textarea-vertical-align="middle" draw:auto-grow-height="false" fo:min-height="0.748cm" fo:min-width="2.044cm"/>
    </style:style>
    <style:style style:name="gr17" style:family="graphic" style:parent-style-name="standard">
      <style:graphic-properties draw:fill-color="#ffef8d" draw:textarea-horizontal-align="justify" draw:textarea-vertical-align="middle" draw:auto-grow-height="false" fo:min-height="0.748cm" fo:min-width="2.044cm"/>
    </style:style>
    <style:style style:name="gr18" style:family="graphic" style:parent-style-name="standard">
      <style:graphic-properties draw:fill-color="#fd9a2b" draw:textarea-horizontal-align="justify" draw:textarea-vertical-align="middle" draw:auto-grow-height="false" fo:min-height="0.748cm" fo:min-width="2.044cm"/>
    </style:style>
    <style:style style:name="gr19" style:family="graphic" style:parent-style-name="standard">
      <style:graphic-properties draw:fill-color="#a7a9ac" draw:textarea-horizontal-align="justify" draw:textarea-vertical-align="middle" draw:auto-grow-height="false" fo:min-height="0.748cm" fo:min-width="2.044cm"/>
    </style:style>
    <style:style style:name="gr20" style:family="graphic" style:parent-style-name="standard">
      <style:graphic-properties draw:fill-color="#a0ff5f" draw:textarea-horizontal-align="justify" draw:textarea-vertical-align="middle" draw:auto-grow-height="false" fo:min-height="0.748cm" fo:min-width="2.044cm"/>
    </style:style>
    <style:style style:name="gr21" style:family="graphic" style:parent-style-name="standard">
      <style:graphic-properties draw:stroke="none" svg:stroke-color="#000000" draw:fill="none" draw:fill-color="#ffffff" fo:min-height="4.219cm"/>
    </style:style>
    <style:style style:name="gr22" style:family="graphic" style:parent-style-name="standard">
      <style:graphic-properties draw:stroke="none" svg:stroke-color="#000000" draw:fill="none" draw:fill-color="#ffffff" fo:min-height="1.368cm"/>
    </style:style>
    <style:style style:name="gr23" style:family="graphic" style:parent-style-name="standard">
      <style:graphic-properties draw:stroke="none" svg:stroke-color="#000000" draw:fill="none" draw:fill-color="#ffffff" fo:min-height="1.338cm"/>
    </style:style>
    <style:style style:name="P1" style:family="paragraph">
      <loext:graphic-properties draw:fill-color="#a7a9ac" draw:opacity="100%"/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-color="#dcddde" draw:opacity="30%"/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-color="#f7a3d5" draw:opacity="99%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-color="#ed6924" draw:opacity="99%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71d6e0" draw:opacity="99%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-color="#00b2e2" draw:opacity="99%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-color="#ffef8d" draw:opacity="99%"/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-color="#fd9a2b" draw:opacity="99%"/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-color="#a7a9ac" draw:opacity="99%"/>
      <style:paragraph-properties fo:text-align="center"/>
      <style:text-properties fo:font-size="16pt" style:font-size-asian="16pt" style:font-size-complex="16pt"/>
    </style:style>
    <style:style style:name="P12" style:family="paragraph">
      <loext:graphic-properties draw:fill-color="#a0ff5f" draw:opacity="99%"/>
      <style:paragraph-properties fo:text-align="center"/>
      <style:text-properties fo:font-size="16pt" style:font-size-asian="16pt" style:font-size-complex="16pt"/>
    </style:style>
    <style:style style:name="P13" style:family="paragraph">
      <style:paragraph-properties fo:text-align="center"/>
    </style:style>
    <style:style style:name="P14" style:family="paragraph">
      <loext:graphic-properties draw:fill-color="#f7a3d5"/>
      <style:paragraph-properties fo:text-align="center"/>
      <style:text-properties fo:font-size="16pt" style:font-size-asian="16pt" style:font-size-complex="16pt"/>
    </style:style>
    <style:style style:name="P15" style:family="paragraph">
      <loext:graphic-properties draw:fill-color="#ed6924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-color="#71d6e0"/>
      <style:paragraph-properties fo:text-align="center"/>
      <style:text-properties fo:font-size="16pt" style:font-size-asian="16pt" style:font-size-complex="16pt"/>
    </style:style>
    <style:style style:name="P17" style:family="paragraph">
      <loext:graphic-properties draw:fill-color="#00b2e2"/>
      <style:paragraph-properties fo:text-align="center"/>
      <style:text-properties fo:font-size="16pt" style:font-size-asian="16pt" style:font-size-complex="16pt"/>
    </style:style>
    <style:style style:name="P18" style:family="paragraph">
      <loext:graphic-properties draw:fill-color="#ffef8d"/>
      <style:paragraph-properties fo:text-align="center"/>
      <style:text-properties fo:font-size="16pt" style:font-size-asian="16pt" style:font-size-complex="16pt"/>
    </style:style>
    <style:style style:name="P19" style:family="paragraph">
      <loext:graphic-properties draw:fill-color="#fd9a2b"/>
      <style:paragraph-properties fo:text-align="center"/>
      <style:text-properties fo:font-size="16pt" style:font-size-asian="16pt" style:font-size-complex="16pt"/>
    </style:style>
    <style:style style:name="P20" style:family="paragraph">
      <loext:graphic-properties draw:fill-color="#a7a9ac"/>
      <style:paragraph-properties fo:text-align="center"/>
      <style:text-properties fo:font-size="16pt" style:font-size-asian="16pt" style:font-size-complex="16pt"/>
    </style:style>
    <style:style style:name="P21" style:family="paragraph">
      <loext:graphic-properties draw:fill-color="#a0ff5f"/>
      <style:paragraph-properties fo:text-align="center"/>
      <style:text-properties fo:font-size="16pt" style:font-size-asian="16pt" style:font-size-complex="16pt"/>
    </style:style>
    <style:style style:name="P22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638cm" svg:height="5.461cm" svg:x="1.889cm" svg:y="4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4.638cm" svg:height="1.894cm" svg:x="1.889cm" svg:y="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4.638cm" svg:height="2.921cm" svg:x="1.916cm" svg:y="10.8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35cm" svg:height="11.984cm" svg:x="6.861cm" svg:y="2.01cm">
          <text:p text:style-name="P2"><text:span text:style-name="T1">FD 1</text:span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5cm" svg:height="1.104cm" svg:x="7.086cm" svg:y="5.526cm">
          <text:p text:style-name="P4"><text:span text:style-name="T2">Msg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651cm" svg:height="1.105cm" svg:x="10.117cm" svg:y="5.526cm">
          <text:p text:style-name="P4"><text:span text:style-name="T2">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" draw:text-style-name="P7" draw:layer="layout" svg:width="2.65cm" svg:height="1.104cm" svg:x="7.323cm" svg:y="6.958cm">
            <text:p text:style-name="P4"><text:span text:style-name="T2">Neutr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7" draw:layer="layout" svg:width="2.65cm" svg:height="1.104cm" svg:x="7.086cm" svg:y="7.212cm">
            <text:p text:style-name="P4"><text:span text:style-name="T2">Neutr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" draw:text-style-name="P8" draw:layer="layout" svg:width="2.65cm" svg:height="1.104cm" svg:x="10.354cm" svg:y="6.97cm">
            <text:p text:style-name="P4"><text:span text:style-name="T2">Neutr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8" draw:layer="layout" svg:width="2.65cm" svg:height="1.104cm" svg:x="10.117cm" svg:y="7.224cm">
            <text:p text:style-name="P4"><text:span text:style-name="T2">AP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" draw:text-style-name="P9" draw:layer="layout" svg:width="2.65cm" svg:height="1.104cm" svg:x="7.086cm" svg:y="8.747cm">
          <text:p text:style-name="P4"><text:span text:style-name="T2">RG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65cm" svg:height="1.104cm" svg:x="10.117cm" svg:y="8.747cm">
          <text:p text:style-name="P4"><text:span text:style-name="T2">Moni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65cm" svg:height="1.104cm" svg:x="7.086cm" svg:y="3.105cm">
          <text:p text:style-name="P4"><text:span text:style-name="T2">No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2.65cm" svg:height="1.104cm" svg:x="6.959cm" svg:y="12.009cm">
          <text:p text:style-name="P4"><text:span text:style-name="T2">O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" draw:text-style-name="P11" draw:layer="layout" svg:width="2.65cm" svg:height="1.104cm" svg:x="10.217cm" svg:y="2.905cm">
            <text:p text:style-name="P4"><text:span text:style-name="T2">Nov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1" draw:layer="layout" svg:width="2.65cm" svg:height="1.104cm" svg:x="10.09cm" svg:y="3.071cm">
            <text:p text:style-name="P4"><text:span text:style-name="T2">Nov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" draw:text-style-name="P12" draw:layer="layout" svg:width="2.65cm" svg:height="1.104cm" svg:x="10.134cm" svg:y="11.87cm">
            <text:p text:style-name="P4"><text:span text:style-name="T2">OS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2.65cm" svg:height="1.104cm" svg:x="10.053cm" svg:y="12.024cm">
            <text:p text:style-name="P4"><text:span text:style-name="T2">OS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3" draw:layer="layout" svg:width="6.35cm" svg:height="11.984cm" svg:x="13.492cm" svg:y="2.01cm">
          <text:p text:style-name="P13"><text:span text:style-name="T1">FD 2</text:span></text:p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2.65cm" svg:height="1.104cm" svg:x="13.717cm" svg:y="5.526cm">
          <text:p text:style-name="P13"><text:span text:style-name="T2">Msg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5" draw:layer="layout" svg:width="2.651cm" svg:height="1.105cm" svg:x="16.748cm" svg:y="5.526cm">
          <text:p text:style-name="P13"><text:span text:style-name="T2">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16" draw:layer="layout" svg:width="2.65cm" svg:height="1.104cm" svg:x="13.954cm" svg:y="6.958cm">
            <text:p text:style-name="P13"><text:span text:style-name="T2">Neutr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6" draw:layer="layout" svg:width="2.65cm" svg:height="1.104cm" svg:x="13.717cm" svg:y="7.212cm">
            <text:p text:style-name="P13"><text:span text:style-name="T2">Neutr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6" draw:text-style-name="P17" draw:layer="layout" svg:width="2.65cm" svg:height="1.104cm" svg:x="16.985cm" svg:y="6.97cm">
            <text:p text:style-name="P13"><text:span text:style-name="T2">Neutr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7" draw:layer="layout" svg:width="2.65cm" svg:height="1.104cm" svg:x="16.748cm" svg:y="7.224cm">
            <text:p text:style-name="P13"><text:span text:style-name="T2">AP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7" draw:text-style-name="P18" draw:layer="layout" svg:width="2.65cm" svg:height="1.104cm" svg:x="13.717cm" svg:y="8.747cm">
          <text:p text:style-name="P13"><text:span text:style-name="T2">RG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9" draw:layer="layout" svg:width="2.65cm" svg:height="1.104cm" svg:x="16.748cm" svg:y="8.747cm">
          <text:p text:style-name="P13"><text:span text:style-name="T2">Moni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0" draw:layer="layout" svg:width="2.65cm" svg:height="1.104cm" svg:x="13.717cm" svg:y="3.105cm">
          <text:p text:style-name="P13"><text:span text:style-name="T2">No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1" draw:layer="layout" svg:width="2.65cm" svg:height="1.104cm" svg:x="13.59cm" svg:y="12.009cm">
          <text:p text:style-name="P13"><text:span text:style-name="T2">O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9" draw:text-style-name="P20" draw:layer="layout" svg:width="2.65cm" svg:height="1.104cm" svg:x="16.848cm" svg:y="2.905cm">
            <text:p text:style-name="P13"><text:span text:style-name="T2">Nov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0" draw:layer="layout" svg:width="2.65cm" svg:height="1.104cm" svg:x="16.721cm" svg:y="3.071cm">
            <text:p text:style-name="P13"><text:span text:style-name="T2">Nov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0" draw:text-style-name="P21" draw:layer="layout" svg:width="2.65cm" svg:height="1.104cm" svg:x="16.765cm" svg:y="11.87cm">
            <text:p text:style-name="P13"><text:span text:style-name="T2">OS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1" draw:layer="layout" svg:width="2.65cm" svg:height="1.104cm" svg:x="16.684cm" svg:y="12.024cm">
            <text:p text:style-name="P13"><text:span text:style-name="T2">OS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3" draw:layer="layout" svg:width="6.35cm" svg:height="11.984cm" svg:x="20.023cm" svg:y="2.01cm">
          <text:p text:style-name="P13"><text:span text:style-name="T1">FD 3</text:span></text:p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2.65cm" svg:height="1.104cm" svg:x="20.321cm" svg:y="5.526cm">
          <text:p text:style-name="P13"><text:span text:style-name="T2">Msg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5" draw:layer="layout" svg:width="2.651cm" svg:height="1.105cm" svg:x="23.352cm" svg:y="5.526cm">
          <text:p text:style-name="P13"><text:span text:style-name="T2">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16" draw:layer="layout" svg:width="2.65cm" svg:height="1.104cm" svg:x="20.558cm" svg:y="6.958cm">
            <text:p text:style-name="P13"><text:span text:style-name="T2">Neutr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6" draw:layer="layout" svg:width="2.65cm" svg:height="1.104cm" svg:x="20.321cm" svg:y="7.212cm">
            <text:p text:style-name="P13"><text:span text:style-name="T2">Neutr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6" draw:text-style-name="P17" draw:layer="layout" svg:width="2.65cm" svg:height="1.104cm" svg:x="23.589cm" svg:y="6.97cm">
            <text:p text:style-name="P13"><text:span text:style-name="T2">Neutr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7" draw:layer="layout" svg:width="2.65cm" svg:height="1.104cm" svg:x="23.352cm" svg:y="7.224cm">
            <text:p text:style-name="P13"><text:span text:style-name="T2">AP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7" draw:text-style-name="P18" draw:layer="layout" svg:width="2.65cm" svg:height="1.104cm" svg:x="20.321cm" svg:y="8.747cm">
          <text:p text:style-name="P13"><text:span text:style-name="T2">RG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9" draw:layer="layout" svg:width="2.65cm" svg:height="1.104cm" svg:x="23.352cm" svg:y="8.747cm">
          <text:p text:style-name="P13"><text:span text:style-name="T2">Moni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0" draw:layer="layout" svg:width="2.65cm" svg:height="1.104cm" svg:x="20.321cm" svg:y="3.105cm">
          <text:p text:style-name="P13"><text:span text:style-name="T2">No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1" draw:layer="layout" svg:width="2.65cm" svg:height="1.104cm" svg:x="20.194cm" svg:y="12.009cm">
          <text:p text:style-name="P13"><text:span text:style-name="T2">O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9" draw:text-style-name="P20" draw:layer="layout" svg:width="2.65cm" svg:height="1.104cm" svg:x="23.452cm" svg:y="2.905cm">
            <text:p text:style-name="P13"><text:span text:style-name="T2">Nov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0" draw:layer="layout" svg:width="2.65cm" svg:height="1.104cm" svg:x="23.325cm" svg:y="3.071cm">
            <text:p text:style-name="P13"><text:span text:style-name="T2">Nov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0" draw:text-style-name="P21" draw:layer="layout" svg:width="2.65cm" svg:height="1.104cm" svg:x="23.369cm" svg:y="11.87cm">
            <text:p text:style-name="P13"><text:span text:style-name="T2">OS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1" draw:layer="layout" svg:width="2.65cm" svg:height="1.104cm" svg:x="23.288cm" svg:y="12.024cm">
            <text:p text:style-name="P13"><text:span text:style-name="T2">OS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21" draw:text-style-name="P22" draw:layer="layout" svg:width="7.366cm" svg:height="5.953cm" svg:x="2.116cm" svg:y="5.367cm">
          <draw:text-box>
            <text:p>Control Layer<text:line-break/><text:span text:style-name="T3"><text:line-break/></text:span><text:span text:style-name="T4">SUSE </text:span><text:span text:style-name="T4"><text:line-break/></text:span><text:span text:style-name="T4">Openstack Cloud</text:span><text:span text:style-name="T4"><text:line-break/></text:span><text:span text:style-name="T4"><text:line-break/></text:span><text:span text:style-name="T4">SUSE </text:span><text:span text:style-name="T4"><text:line-break/></text:span><text:span text:style-name="T4">Enterprise Storage</text:span><text:line-break/><text:line-break/></text:p>
          </draw:text-box>
        </draw:frame>
        <draw:frame draw:style-name="gr22" draw:text-style-name="P22" draw:layer="layout" svg:width="7.366cm" svg:height="1.657cm" svg:x="2.116cm" svg:y="2.972cm">
          <draw:text-box>
            <text:p>Application <text:line-break/>Layer</text:p>
          </draw:text-box>
        </draw:frame>
        <draw:frame draw:style-name="gr23" draw:text-style-name="P22" draw:layer="layout" svg:width="7.366cm" svg:height="1.588cm" svg:x="2.116cm" svg:y="11.698cm">
          <draw:text-box>
            <text:p>Storage Lay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dcddde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visible" draw:shadow-offset-x="0.051cm" draw:shadow-offset-y="-0.051cm" draw:shadow-color="#ffffff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Moster</meta:initial-creator>
    <meta:creation-date>2018-01-30T17:38:42.757087520</meta:creation-date>
    <dc:date>2018-01-31T11:59:11.494704073</dc:date>
    <dc:creator>Markus Moster</dc:creator>
    <meta:editing-duration>PT29M8S</meta:editing-duration>
    <meta:editing-cycles>4</meta:editing-cycles>
    <meta:generator>LibreOffice/5.3.5.2$Linux_X86_64 LibreOffice_project/30m0$Build-2</meta:generator>
    <meta:document-statistic meta:object-count="63"/>
  </office:meta>
</office:document-meta>
</file>